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bleHelper.initMessageMapping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elper.get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elper.addReturnValueHandlers( List &lt; ? extends HandlerMethodReturnValueHandler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elper.handleMessage( HandlerMethod handlerMethod ,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vocableHelper.addArgumentResolvers( List &lt; ? extends HandlerMethodArgument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elper.setReactiveAdapterRegistry(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bleHelper.registerExceptionHandlerAdvice( MessagingAdviceBean bean , AbstractExceptionHandlerMethod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elper.initExceptionHandlerMethod( HandlerMethod handlerMethod , Throwable 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nvocableHelper.handleReturnValue( @ Nullable Object returnValue , HandlerMethod handlerMethod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bleHelper.InvocableHelper( Function &lt; Class &lt; ? &gt; , AbstractExceptionHandlerMethodResolver &gt; exceptionMethodResolv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elper.ge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